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alibri4" svg:font-family="Calibri" style:font-family-generic="swiss"/>
    <style:font-face style:name="ＭＳ Ｐゴシック2" svg:font-family="'ＭＳ Ｐゴシック'" style:font-pitch="fixed"/>
    <style:font-face style:name="ＭＳ Ｐゴシック1" svg:font-family="'ＭＳ Ｐゴシック'" style:font-family-generic="system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cccccc" draw:opacity="12%" draw:textarea-vertical-align="middle" draw:auto-grow-height="false" fo:min-height="9.748cm" fo:min-width="22.604cm" fo:padding-top="0.23cm" fo:padding-bottom="0.23cm" fo:padding-left="0.23cm" fo:padding-right="0.23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cccc" draw:opacity="12%" draw:textarea-vertical-align="middle" draw:auto-grow-height="false" fo:min-height="0cm" fo:min-width="0cm" fo:padding-top="0.23cm" fo:padding-bottom="0.23cm" fo:padding-left="0.23cm" fo:padding-right="0.23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cccccc" draw:opacity="12%" draw:textarea-vertical-align="middle" draw:auto-grow-height="false" fo:min-height="3.445cm" fo:min-width="10.31cm" fo:padding-top="0.23cm" fo:padding-bottom="0.23cm" fo:padding-left="0.23cm" fo:padding-right="0.23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fo:min-height="1.932cm" fo:min-width="20.066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fo:min-height="1.65cm" fo:min-width="22.35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cccccc" draw:opacity="12%" draw:textarea-vertical-align="middle" draw:auto-grow-height="false" fo:min-height="1.604cm" fo:min-width="21.77cm" fo:padding-top="0.23cm" fo:padding-bottom="0.23cm" fo:padding-left="0.23cm" fo:padding-right="0.23cm" fo:wrap-option="wrap"/>
    </style:style>
    <style:style style:name="gr8" style:family="graphic">
      <style:graphic-properties style:protect="size"/>
    </style:style>
    <style:style style:name="pr1" style:family="presentation" style:parent-style-name="Oletus-notes">
      <style:graphic-properties draw:stroke="none" svg:stroke-width="0cm" draw:fill="none" draw:fill-color="#ffffff" draw:textarea-vertical-align="middle" draw:auto-grow-height="false" fo:min-height="11.43cm" fo:padding-top="0.223cm" fo:padding-bottom="0.223cm" fo:padding-left="0.223cm" fo:padding-right="0.223cm" fo:wrap-option="wrap"/>
    </style:style>
    <style:style style:name="P1" style:family="paragraph">
      <loext:graphic-properties draw:fill="solid" draw:fill-color="#cccccc" draw:opacity="12%"/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cccccc" draw:opacity="12%"/>
      <style:paragraph-properties fo:text-align="center" style:font-independent-line-spacing="true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1" fo:font-size="36pt" fo:letter-spacing="normal" fo:font-style="normal" style:text-underline-style="none" fo:font-weight="normal" style:font-name-asian="Calibri1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11">
        <draw:custom-shape draw:name="Shape 146" draw:style-name="gr1" draw:text-style-name="P1" draw:layer="layout" svg:width="24.168cm" svg:height="11.312cm" svg:x="0.762cm" svg:y="4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47" draw:style-name="gr2" draw:text-style-name="P1" draw:layer="layout" svg:width="11.107cm" svg:height="4.407cm" svg:x="1.647cm" svg:y="8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48" draw:style-name="gr3" draw:text-style-name="P1" draw:layer="layout" svg:width="11.192cm" svg:height="4.327cm" svg:x="13.008cm" svg:y="8.1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49" draw:style-name="gr4" draw:text-style-name="P3" draw:layer="layout" svg:width="20.066cm" svg:height="1.932cm" svg:x="1.902cm" svg:y="5.38cm">
          <text:p text:style-name="P2"><text:span text:style-name="T1">WP1: Understanding Enlightenment</text:span></text:p>
          <text:p text:style-name="P2"><text:span text:style-name="T2">Combining the results of WP2 &amp; WP3 based on methods from WP4 and writing the narrative of TRENT.</text:span></text:p>
          <draw:enhanced-geometry svg:viewBox="0 0 21600 21600" draw:type="rectangle" draw:enhanced-path="M 0 0 L 21600 0 21600 21600 0 21600 0 0 Z N"/>
        </draw:custom-shape>
        <draw:custom-shape draw:name="Shape 150" draw:style-name="gr5" draw:text-style-name="P4" draw:layer="layout" svg:width="10.828cm" svg:height="3.375cm" svg:x="13.372cm" svg:y="8.647cm">
          <text:p text:style-name="P2"><text:span text:style-name="T3">WP3: ECCO Eighteenth-Century Collections Online (1700-1800)</text:span></text:p>
          <text:p text:style-name="P2"><text:span text:style-name="T4">Full text mining eighteenth-century key-concepts in Britain based on ECCO &amp; other collections</text:span></text:p>
          <draw:enhanced-geometry svg:viewBox="0 0 21600 21600" draw:type="rectangle" draw:enhanced-path="M 0 0 L 21600 0 21600 21600 0 21600 0 0 Z N"/>
        </draw:custom-shape>
        <draw:custom-shape draw:name="Shape 151" draw:style-name="gr5" draw:text-style-name="P4" draw:layer="layout" svg:width="10.318cm" svg:height="3.764cm" svg:x="2.286cm" svg:y="8.444cm">
          <text:p text:style-name="P2"><text:span text:style-name="T3">WP2: HPB Heritage of the printed book (1470-1830) </text:span><text:span text:style-name="T4">Cultural transfers in early modern Europe based on large-scale library catalogue metadata</text:span></text:p>
          <draw:enhanced-geometry svg:viewBox="0 0 21600 21600" draw:type="rectangle" draw:enhanced-path="M 0 0 L 21600 0 21600 21600 0 21600 0 0 Z N"/>
        </draw:custom-shape>
        <draw:custom-shape draw:name="Shape 152" draw:style-name="gr6" draw:text-style-name="P6" draw:layer="layout" svg:width="22.858cm" svg:height="1.904cm" svg:x="1.07cm" svg:y="2.332cm">
          <text:p text:style-name="P5"><text:span text:style-name="T5">Tracing the Enlightenment, 1470-1830</text:span></text:p>
          <draw:enhanced-geometry svg:viewBox="0 0 21600 21600" draw:type="rectangle" draw:enhanced-path="M 0 0 L 21600 0 21600 21600 0 21600 0 0 Z N"/>
        </draw:custom-shape>
        <draw:custom-shape draw:name="Shape 147" draw:style-name="gr7" draw:text-style-name="P8" draw:layer="layout" svg:width="22.452cm" svg:height="2.286cm" svg:x="1.678cm" svg:y="12.662cm">
          <text:p text:style-name="P7"><text:span text:style-name="T6">WP4: Quantitative Methods &amp; Open Science</text:span></text:p>
          <text:p text:style-name="P7"><text:span text:style-name="T7">Developing methods &amp; tools to be used in WP2 &amp; W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frame draw:name="Shape 143" presentation:style-name="pr1" draw:text-style-name="P9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144" draw:style-name="gr8" draw:layer="layout" svg:width="12.699cm" svg:height="9.524cm" svg:x="3.175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alibri4" svg:font-family="Calibri" style:font-family-generic="swiss"/>
    <style:font-face style:name="ＭＳ Ｐゴシック2" svg:font-family="'ＭＳ Ｐゴシック'" style:font-pitch="fixed"/>
    <style:font-face style:name="ＭＳ Ｐゴシック1" svg:font-family="'ＭＳ Ｐゴシック'" style:font-family-generic="system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i_20_ilman_20_täytettä_20_ja_20_reunaviivaa" style:display-name="Objekti ilman täytettä ja reunaviivaa" style:family="graphic" style:parent-style-name="standard">
      <style:graphic-properties draw:stroke="none" draw:fill="none"/>
    </style:style>
    <style:style style:name="Oletus-background" style:family="presentation">
      <style:graphic-properties draw:stroke="none" draw:fill="solid" draw:fill-color="#ffffff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Oletus-outline2" style:family="presentation" style:parent-style-name="Oletus-outline1">
      <style:paragraph-properties fo:margin-top="0cm" fo:margin-bottom="0.4cm" fo:text-align="start" style:punctuation-wrap="hanging" style:writing-mode="lr-tb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size-complex="24pt" style:font-style-complex="normal" style:font-weight-complex="normal" fo:hyphenate="false"/>
    </style:style>
    <style:style style:name="Oletus-outline3" style:family="presentation" style:parent-style-name="Oletus-outline2">
      <style:paragraph-properties fo:margin-top="0cm" fo:margin-bottom="0.3cm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Oletus-outline4" style:family="presentation" style:parent-style-name="Oletus-outline3">
      <style:paragraph-properties fo:margin-top="0cm" fo:margin-bottom="0.2cm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style:text-line-through-type="none" style:font-name="Calibri4" fo:font-family="Calibri" style:font-family-generic="swiss" fo:font-size="44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Oletus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Oletus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5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2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Oletus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Muokkaa otsikon tekstimuotoa napsauttamallaClick to edit Master title style</text:span></text:p>
        </draw:text-box>
      </draw:frame>
      <draw:frame draw:name="Content Placeholder 2" presentation:style-name="Mpr2" draw:text-style-name="MP6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><text:span text:style-name="MT3">Muokkaa jäsennyksen tekstimuotoa napsauttamalla</text:span></text:p>
              <text:list>
                <text:list-item>
                  <text:p><text:span text:style-name="MT3">Toinen jäsennystaso</text:span></text:p>
                  <text:list>
                    <text:list-item>
                      <text:p><text:span text:style-name="MT3">Kolmas jäsennystaso</text:span></text:p>
                      <text:list>
                        <text:list-item>
                          <text:p><text:span text:style-name="MT3">Neljäs jäsennystaso</text:span></text:p>
                          <text:list>
                            <text:list-item>
                              <text:p><text:span text:style-name="MT3">Viides jäsennystaso</text:span></text:p>
                              <text:list>
                                <text:list-item>
                                  <text:p><text:span text:style-name="MT3">Kuudes jäsennystaso</text:span></text:p>
                                  <text:list>
                                    <text:list-item>
                                      <text:p><text:span text:style-name="MT3">Seitsemäs jäsennystaso</text:span></text:p>
                                      <text:list>
                                        <text:list-item>
                                          <text:p><text:span text:style-name="MT3">Kahdeksas jäsennystaso</text:span></text:p>
                                          <text:list>
                                            <text:list-item>
                                              <text:p text:style-name="MP7"><text:span text:style-name="MT3">Yhdeksäs jäsennystasoClick to edit Master text styles</text:span></text:p>
                                              <text:list>
                                                <text:list-item>
                                                  <text:p text:style-name="MP8"><text:span text:style-name="MT4">Second level</text:span></text:p>
                                                </text:list-item>
                                                <text:list-item>
                                                  <text:p text:style-name="MP9"><text:span text:style-name="MT5">Third level</text:span></text:p>
                                                </text:list-item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7-09-14">9/14/17</text:date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4" draw:layer="backgroundobjects" svg:width="5.926cm" svg:height="1.013cm" svg:x="18.203cm" svg:y="17.657cm" presentation:class="page-number" presentation:user-transformed="true">
        <draw:text-box>
          <text:p text:style-name="MP11"><text:span text:style-name="MT7"><text:page-number>1</text:page-number></text:span></text:p>
        </draw:text-box>
      </draw:frame>
      <presentation:notes style:page-layout-name="PM2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4T14:08:21.780208794</dc:date>
    <meta:generator>LibreOffice/5.1.6.2$Linux_X86_64 LibreOffice_project/10m0$Build-2</meta:generator>
    <meta:editing-duration>PT4M46S</meta:editing-duration>
    <meta:editing-cycles>3</meta:editing-cycles>
    <meta:document-statistic meta:object-count="31"/>
  </office:meta>
</office:document-meta>
</file>